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3118in"/>
    </style:style>
    <style:style style:name="Table3.B" style:family="table-column">
      <style:table-column-properties style:column-width="4.625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style>
    <style:style style:name="P3"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4" style:family="paragraph" style:parent-style-name="Preformatted_20_Text">
      <style:paragraph-properties fo:margin-left="0in" fo:margin-right="0in" fo:text-align="center" style:justify-single-word="false" fo:text-indent="0in" style:auto-text-indent="true"/>
      <style:text-properties style:font-name="DejaVu Sans1" fo:font-size="12pt" style:font-name-asian="Courier New3" style:font-size-asian="12pt" style:font-name-complex="Courier New3" style:font-size-complex="12pt"/>
    </style:style>
    <style:style style:name="P5"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6" style:family="paragraph" style:parent-style-name="Preformatted_20_Text">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1" fo:font-size="11pt" officeooo:paragraph-rsid="000e92e2" style:font-size-asian="11pt" style:font-size-complex="11pt"/>
    </style:style>
    <style:style style:name="P8" style:family="paragraph" style:parent-style-name="Preformatted_20_Text">
      <style:paragraph-properties fo:margin-left="0in" fo:margin-right="0in" fo:text-indent="0in" style:auto-text-indent="true"/>
      <style:text-properties style:font-name="DejaVu Sans1" fo:font-size="11pt" officeooo:paragraph-rsid="0010665b" style:font-size-asian="11pt" style:font-size-complex="11pt"/>
    </style:style>
    <style:style style:name="P9" style:family="paragraph" style:parent-style-name="Preformatted_20_Text">
      <style:paragraph-properties fo:margin-left="0in" fo:margin-right="0in" fo:text-align="center" style:justify-single-word="false" fo:text-indent="0in" style:auto-text-indent="true"/>
      <style:text-properties style:font-name="DejaVu Sans1" fo:font-size="11pt" style:font-name-asian="Courier New3" style:font-size-asian="11pt" style:font-name-complex="Courier New3" style:font-size-complex="11pt"/>
    </style:style>
    <style:style style:name="P10"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11" style:family="paragraph" style:parent-style-name="Standard">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12" style:family="paragraph" style:parent-style-name="Preformatted_20_Text">
      <style:text-properties style:font-name="DejaVu Sans1" fo:font-size="11pt" officeooo:paragraph-rsid="000e92e2" style:font-size-asian="11pt" style:font-size-complex="11pt"/>
    </style:style>
    <style:style style:name="P13" style:family="paragraph" style:parent-style-name="Preformatted_20_Text">
      <style:text-properties style:font-name="DejaVu Sans1" fo:font-size="11pt" officeooo:paragraph-rsid="000e92e2" style:font-name-asian="Courier New3" style:font-size-asian="11pt" style:font-name-complex="Courier New3" style:font-size-complex="11pt"/>
    </style:style>
    <style:style style:name="P14" style:family="paragraph" style:parent-style-name="Preformatted_20_Text">
      <style:paragraph-properties fo:text-align="start" style:justify-single-word="false"/>
      <style:text-properties style:font-name="DejaVu Sans1" fo:font-size="11pt" officeooo:paragraph-rsid="000e92e2" style:font-name-asian="Courier New3" style:font-size-asian="11pt" style:font-name-complex="Courier New3" style:font-size-complex="11pt"/>
    </style:style>
    <style:style style:name="P15" style:family="paragraph" style:parent-style-name="code" style:list-style-name="L4"/>
    <style:style style:name="P16" style:family="paragraph" style:parent-style-name="code" style:list-style-name="L5"/>
    <style:style style:name="P17" style:family="paragraph" style:parent-style-name="Heading_20_2">
      <style:paragraph-properties fo:margin-left="0in" fo:margin-right="0in" fo:text-indent="0in" style:auto-text-indent="true"/>
    </style:style>
    <style:style style:name="P18" style:family="paragraph" style:parent-style-name="Heading_20_2">
      <style:paragraph-properties fo:margin-left="0in" fo:margin-right="0in" fo:text-indent="0in" style:auto-text-indent="true"/>
      <style:text-properties style:font-name="DejaVu Sans1" fo:font-size="11pt" style:font-size-asian="11pt" style:font-size-complex="11pt"/>
    </style:style>
    <style:style style:name="P19" style:family="paragraph" style:parent-style-name="Heading_20_1">
      <style:paragraph-properties fo:margin-left="0in" fo:margin-right="0in" fo:text-indent="0in" style:auto-text-indent="true" fo:break-before="page"/>
    </style:style>
    <style:style style:name="P20" style:family="paragraph" style:parent-style-name="Heading_20_3">
      <style:paragraph-properties fo:margin-left="0in" fo:margin-right="0in" fo:text-indent="0in" style:auto-text-indent="true"/>
    </style:style>
    <style:style style:name="P21" style:family="paragraph" style:parent-style-name="Preformatted_20_Text" style:list-style-name="L1">
      <style:text-properties style:font-name="DejaVu Sans1" fo:font-size="11pt" style:font-size-asian="11pt" style:font-size-complex="11pt"/>
    </style:style>
    <style:style style:name="P22" style:family="paragraph" style:parent-style-name="Preformatted_20_Text" style:list-style-name="L3">
      <style:text-properties style:font-name="DejaVu Sans1" fo:font-size="11pt" style:font-size-asian="11pt" style:font-size-complex="11pt"/>
    </style:style>
    <style:style style:name="P23" style:family="paragraph" style:parent-style-name="Preformatted_20_Text" style:list-style-name="L2">
      <style:text-properties style:font-name="DejaVu Sans1" fo:font-size="11pt" officeooo:paragraph-rsid="000e92e2" style:font-name-asian="Courier New3" style:font-size-asian="11pt" style:font-name-complex="Courier New3" style:font-size-complex="11pt"/>
    </style:style>
    <style:style style:name="T1" style:family="text">
      <style:text-properties fo:font-size="11pt" style:font-size-asian="11pt" style:font-size-complex="11pt"/>
    </style:style>
    <style:style style:name="T2" style:family="text">
      <style:text-properties style:font-name-asian="Courier New3" style:font-name-complex="Courier New3"/>
    </style:style>
    <style:style style:name="T3" style:family="text">
      <style:text-properties style:font-name="DejaVu Sans1" fo:font-size="11pt" style:font-size-asian="11pt" style:font-size-complex="11pt"/>
    </style:style>
    <style:style style:name="T4" style:family="text">
      <style:text-properties fo:font-size="12pt" style:font-size-asian="12pt" style:font-size-complex="12pt"/>
    </style:style>
    <style:style style:name="T5" style:family="text">
      <style:text-properties fo:background-color="#c0c0c0" loext:char-shading-value="0"/>
    </style:style>
    <style:style style:name="T6" style:family="text">
      <style:text-properties officeooo:rsid="001229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Chapter 2 Numeric Data Types </text:h>
      <text:p text:style-name="P3"/>
      <text:p text:style-name="P5">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5"/>
      <text:p text:style-name="P3"><text:span text:style-name="T1">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4">Numeric Data </text:p>
          </table:table-cell>
          <table:table-cell table:style-name="Table4.A1" office:value-type="string">
            <text:p text:style-name="P4">Types Size</text:p>
          </table:table-cell>
          <table:table-cell table:style-name="Table4.C1" office:value-type="string">
            <text:p text:style-name="P4">Limits </text:p>
          </table:table-cell>
        </table:table-row>
        <table:table-row>
          <table:table-cell table:style-name="Table4.A12" office:value-type="string">
            <text:p text:style-name="P9">Byte </text:p>
          </table:table-cell>
          <table:table-cell table:style-name="Table4.B12" office:value-type="string">
            <text:p text:style-name="P9">8-bit signed, 1 byte</text:p>
          </table:table-cell>
          <table:table-cell table:style-name="Table4.C12" office:value-type="string">
            <text:p text:style-name="P9">-128 to 127</text:p>
          </table:table-cell>
        </table:table-row>
        <table:table-row>
          <table:table-cell table:style-name="Table4.A12" office:value-type="string">
            <text:p text:style-name="P6">Double </text:p>
            <text:p text:style-name="P9"/>
          </table:table-cell>
          <table:table-cell table:style-name="Table4.B12" office:value-type="string">
            <text:p text:style-name="P9">64-bit, floating point, 8bytes </text:p>
          </table:table-cell>
          <table:table-cell table:style-name="Table4.C12" office:value-type="string">
            <text:p text:style-name="P9">-2.2E-308 to +1.7E+308 </text:p>
          </table:table-cell>
        </table:table-row>
        <table:table-row>
          <table:table-cell table:style-name="Table4.A12" office:value-type="string">
            <text:p text:style-name="P6">Integer <text:s/></text:p>
          </table:table-cell>
          <table:table-cell table:style-name="Table4.B12" office:value-type="string">
            <text:p text:style-name="P9">(Long) 32-bit, signed, 4 bytes</text:p>
          </table:table-cell>
          <table:table-cell table:style-name="Table4.C12" office:value-type="string">
            <text:p text:style-name="P11">-2,147,483,648 to </text:p>
            <text:p text:style-name="P9">2,147,483,647 </text:p>
          </table:table-cell>
        </table:table-row>
        <table:table-row>
          <table:table-cell table:style-name="Table4.A12" office:value-type="string">
            <text:p text:style-name="P6">LongInt</text:p>
          </table:table-cell>
          <table:table-cell table:style-name="Table4.B12" office:value-type="string">
            <text:p text:style-name="P9"><text:s/>64-bit, signed, 8 bytes </text:p>
          </table:table-cell>
          <table:table-cell table:style-name="Table4.C12" office:value-type="string">
            <text:p text:style-name="P11">-9,223,372,036,854 775, 808</text:p>
            <text:p text:style-name="P6">to </text:p>
            <text:p text:style-name="P6">9,223,<text:span text:style-name="T2">372,036,854,775,807 </text:span></text:p>
          </table:table-cell>
        </table:table-row>
        <table:table-row>
          <table:table-cell table:style-name="Table4.A12" office:value-type="string">
            <text:p text:style-name="P9">Short 16-bit, </text:p>
          </table:table-cell>
          <table:table-cell table:style-name="Table4.B12" office:value-type="string">
            <text:p text:style-name="P9">signed, 2 bytes </text:p>
          </table:table-cell>
          <table:table-cell table:style-name="Table4.C12" office:value-type="string">
            <text:p text:style-name="P9">-32,768 to 32,767 </text:p>
          </table:table-cell>
        </table:table-row>
        <table:table-row>
          <table:table-cell table:style-name="Table4.A12" office:value-type="string">
            <text:p text:style-name="P6">Single </text:p>
          </table:table-cell>
          <table:table-cell table:style-name="Table4.B12" office:value-type="string">
            <text:p text:style-name="P9">32-bit, floating point, 4bytes </text:p>
          </table:table-cell>
          <table:table-cell table:style-name="Table4.C12" office:value-type="string">
            <text:p text:style-name="P9">1.1 E-38 to 3.43 E+38 </text:p>
          </table:table-cell>
        </table:table-row>
        <table:table-row>
          <table:table-cell table:style-name="Table4.A12" office:value-type="string">
            <text:p text:style-name="P9">UByte <text:s/></text:p>
          </table:table-cell>
          <table:table-cell table:style-name="Table4.B12" office:value-type="string">
            <text:p text:style-name="P9">8-bit, unsigned, 1 byte</text:p>
          </table:table-cell>
          <table:table-cell table:style-name="Table4.C12" office:value-type="string">
            <text:p text:style-name="P9">0 to 255 </text:p>
          </table:table-cell>
        </table:table-row>
        <table:table-row>
          <table:table-cell table:style-name="Table4.A12" office:value-type="string">
            <text:p text:style-name="P9">UInteger </text:p>
          </table:table-cell>
          <table:table-cell table:style-name="Table4.B12" office:value-type="string">
            <text:p text:style-name="P9">32-bit, unsigned , 4 bytes </text:p>
          </table:table-cell>
          <table:table-cell table:style-name="Table4.C12" office:value-type="string">
            <text:p text:style-name="P9">0 to 4,294,967,295</text:p>
          </table:table-cell>
        </table:table-row>
        <table:table-row>
          <table:table-cell table:style-name="Table4.A12" office:value-type="string">
            <text:p text:style-name="P6">ULongInt </text:p>
          </table:table-cell>
          <table:table-cell table:style-name="Table4.B12" office:value-type="string">
            <text:p text:style-name="P9">64-bit, unsigned, 8 bytes </text:p>
          </table:table-cell>
          <table:table-cell table:style-name="Table4.C12" office:value-type="string">
            <text:p text:style-name="P11">0 to 18,446,744,073,709,551,61 <text:span text:style-name="T2">5 </text:span></text:p>
          </table:table-cell>
        </table:table-row>
        <table:table-row>
          <table:table-cell table:style-name="Table4.A12" office:value-type="string">
            <text:p text:style-name="P9">Ushort </text:p>
          </table:table-cell>
          <table:table-cell table:style-name="Table4.B12" office:value-type="string">
            <text:p text:style-name="P9">16-bit, unsigned, 2 bytes</text:p>
          </table:table-cell>
          <table:table-cell table:style-name="Table4.C12" office:value-type="string">
            <text:p text:style-name="P9">0 to 65365 </text:p>
          </table:table-cell>
        </table:table-row>
        <table:table-row>
          <table:table-cell table:style-name="Table4.A12" office:value-type="string">
            <text:p text:style-name="P6">Pointer </text:p>
          </table:table-cell>
          <table:table-cell table:style-name="Table4.B12" office:value-type="string">
            <text:p text:style-name="P9">32-bit, memory address, 4bytes </text:p>
          </table:table-cell>
          <table:table-cell table:style-name="Table4.C12" office:value-type="string">
            <text:p text:style-name="P6">Must be initialized at <text:span text:style-name="T2">runtime</text:span></text:p>
          </table:table-cell>
        </table:table-row>
      </table:table>
      <text:p text:style-name="P2">Table 2.1: FreeBasic Numeric Data Types<text:span text:style-name="T3"> </text:span></text:p>
      <text:h text:style-name="P17" text:outline-level="2"><text:soft-page-break/>Signed Versus Unsigned Data Types </text:h>
      <text:p text:style-name="P5">Signed data types, as the name implies, can be negative, zero or positive. <text:s/>Unsigned types can only be zero or positive, which give them a greater positive range <text:span text:style-name="T4">than their </text:span>signed counterparts. If your data will never be negative, using the unsigned data types will allow you to store larger numbers in the same size variable. </text:p>
      <text:p text:style-name="P5"/>
      <text:h text:style-name="P17" text:outline-level="2">The Floating Point Data Type </text:h>
      <text:p text:style-name="P5">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17" text:outline-level="2">Pointer Data Types </text:h>
      <text:p text:style-name="P5">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17" text:outline-level="2">Numeric Variables </text:h>
      <text:p text:style-name="P5">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hough, that you must keep in mind. </text:p>
      <text:p text:style-name="P5"/>
      <text:list xml:id="list3282392512" text:style-name="L1">
        <text:list-item>
          <text:p text:style-name="P21">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21"/>
        </text:list-item>
        <text:list-item>
          <text:p text:style-name="P21">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21"/>
        </text:list-item>
        <text:list-item>
          <text:p text:style-name="P21">Numbers can be used in a variable name, but cannot be the first character. MyVar1 is legal, but 1MyVar will generate a compiler error. </text:p>
          <text:p text:style-name="P21"/>
        </text:list-item>
      </text:list>
      <text:p text:style-name="P5">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5"><text:soft-page-break/></text:p>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1</text:note-citation><text:note-body><text:p text:style-name="P10">See WhatIs.com Definitions: http://whatis.techtarget.com/sDefinition/0,290660,sid9_gci211714,00.html </text:p></text:note-body></text:note></text:p>
      <text:p text:style-name="P5"/>
      <text:h text:style-name="P17" text:outline-level="2">The Dim Statement </text:h>
      <text:p text:style-name="P5"/>
      <text:p text:style-name="P5">The second, and preferred method is to explicitly declare variables in your program using the Dim statement. The Dim statement instructs the compiler to set aside some memory for a variable of a particular data type. For example, the statement Dim </text:p>
      <text:p text:style-name="P5">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5"/>
      <table:table table:name="Table1" table:style-name="Table1">
        <table:table-column table:style-name="Table1.A"/>
        <table:table-column table:style-name="Table1.B"/>
        <table:table-row>
          <table:table-cell table:style-name="Table1.A1" office:value-type="string">
            <text:p text:style-name="P13">Dim myVar As Integer</text:p>
          </table:table-cell>
          <table:table-cell table:style-name="Table1.B1" office:value-type="string">
            <text:p text:style-name="P13">This will create a single integer-type variable. </text:p>
          </table:table-cell>
        </table:table-row>
        <table:table-row>
          <table:table-cell table:style-name="Table1.A2" office:value-type="string">
            <text:p text:style-name="P13">Dim As Integer myVar, myVar2</text:p>
          </table:table-cell>
          <table:table-cell table:style-name="Table1.B2" office:value-type="string">
            <text:p text:style-name="P14">This will create two integer-type variables.</text:p>
          </table:table-cell>
        </table:table-row>
        <table:table-row>
          <table:table-cell table:style-name="Table1.A2" office:value-type="string">
            <text:p text:style-name="P13">Dim myVar As Double, myVar2 As Integer</text:p>
          </table:table-cell>
          <table:table-cell table:style-name="Table1.B2" office:value-type="string">
            <text:p text:style-name="P13">Dim myVar As Double, myVar2 As Integer. This will create a double-type variable and an integer-type variable. </text:p>
          </table:table-cell>
        </table:table-row>
        <table:table-row>
          <table:table-cell table:style-name="Table1.A2" office:value-type="string">
            <text:p text:style-name="P13">Dim myVar as Integer = 5</text:p>
          </table:table-cell>
          <table:table-cell table:style-name="Table1.B2" office:value-type="string">
            <text:p text:style-name="P13">This will create an integer-type variable and set the value of the variable to 5. </text:p>
          </table:table-cell>
        </table:table-row>
        <table:table-row>
          <table:table-cell table:style-name="Table1.A2" office:value-type="string">
            <text:p text:style-name="P13">Dim myVar As Double = 5.5, myVar2 As Integer = 5</text:p>
          </table:table-cell>
          <table:table-cell table:style-name="Table1.B2" office:value-type="string">
            <text:p text:style-name="P13">This will create a double-type variable and set the value to 5.5, and an integer-type variable and set the value to 5. </text:p>
          </table:table-cell>
        </table:table-row>
        <table:table-row>
          <table:table-cell table:style-name="Table1.A2" office:value-type="string">
            <text:p text:style-name="P13">Dim Shared as Integer myInt</text:p>
          </table:table-cell>
          <table:table-cell table:style-name="Table1.B2" office:value-type="string">
            <text:p text:style-name="P12"><text:s/>This will create a shared (global)variable myInt accessible anywhere within your program. </text:p>
            <text:list xml:id="list2341389078" text:style-name="L2">
              <text:list-header>
                <text:p text:style-name="P23"/>
              </text:list-header>
            </text:list>
          </table:table-cell>
        </table:table-row>
      </table:table>
      <text:p text:style-name="P5"/>
      <text:list xml:id="list3711243168" text:style-name="L3">
        <text:list-header>
          <text:p text:style-name="P22"><text:s/></text:p>
          <text:p text:style-name="P22"/>
        </text:list-header>
      </text:list>
      <text:p text:style-name="analysis"><text:span text:style-name="T5">Caution</text:span> Dim myVar, myVar2 As Double. This may look like it creates two double-type variables, however myVar will not be defined and will result in compilation errors Use rule 2 if you want to create multiple variables of the same type. </text:p>
      <text:h text:style-name="P17" text:outline-level="2">Shared Variables </text:h>
      <text:p text:style-name="P5">As you can see in rule 6 above, using the Dim Shared version of Dim creates a shared <text:soft-page-break/>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5"/>
      <text:p text:style-name="supplemental">The number of variables in your program (as well as the program itself) is limited only by your available memory, up to 2 gigabytes. </text:p>
      <text:h text:style-name="P17" text:outline-level="2">Static Variables </text:h>
      <text:p text:style-name="P5"/>
      <text:p text:style-name="P5">Static variables are used within subroutines and functions and retain their values between calls to the subroutine or functions. The following program demonstrates using a static variable as a counter within a subroutine. </text:p>
      <text:p text:style-name="P5"/>
      <text:list xml:id="list3537659731" text:style-name="L4">
        <text:list-item>
          <text:p text:style-name="P15">sub StaticSub()</text:p>
        </text:list-item>
        <text:list-item>
          <text:p text:style-name="P15">Dimension a static variable</text:p>
        </text:list-item>
        <text:list-item>
          <text:p text:style-name="P15"><text:tab/>Static cnt As Integer4</text:p>
        </text:list-item>
        <text:list-item>
          <text:p text:style-name="P15"/>
        </text:list-item>
        <text:list-item>
          <text:p text:style-name="P15"><text:tab/>'Increment the count6</text:p>
        </text:list-item>
        <text:list-item>
          <text:p text:style-name="P15"><text:tab/>cnt += 17</text:p>
        </text:list-item>
        <text:list-item>
          <text:p text:style-name="P15"><text:tab/>Print "In StaticSub";cnt;" time(s)."</text:p>
        </text:list-item>
        <text:list-item>
          <text:p text:style-name="P15"/>
        </text:list-item>
        <text:list-item>
          <text:p text:style-name="P15">END Sub</text:p>
        </text:list-item>
        <text:list-item>
          <text:p text:style-name="P15"/>
        </text:list-item>
        <text:list-item>
          <text:p text:style-name="P15">'Dimension working variable</text:p>
        </text:list-item>
        <text:list-item>
          <text:p text:style-name="P15"/>
        </text:list-item>
        <text:list-item>
          <text:p text:style-name="P15">DIM i As Integer</text:p>
        </text:list-item>
        <text:list-item>
          <text:p text:style-name="P15"/>
        </text:list-item>
        <text:list-item>
          <text:p text:style-name="P15">'Call sub 10 times</text:p>
        </text:list-item>
        <text:list-item>
          <text:p text:style-name="P15"/>
        </text:list-item>
        <text:list-item>
          <text:p text:style-name="P15">FOR i = 1 To 1015</text:p>
        </text:list-item>
        <text:list-item>
          <text:p text:style-name="P15"><text:tab/>StaticSub</text:p>
        </text:list-item>
        <text:list-item>
          <text:p text:style-name="P15"/>
        </text:list-item>
        <text:list-item>
          <text:p text:style-name="P15">NEXT</text:p>
        </text:list-item>
        <text:list-item>
          <text:p text:style-name="P15"/>
        </text:list-item>
        <text:list-item>
          <text:p text:style-name="P15">SLEEP</text:p>
        </text:list-item>
        <text:list-item>
          <text:p text:style-name="P15"/>
        </text:list-item>
        <text:list-item>
          <text:p text:style-name="P15">END</text:p>
        </text:list-item>
      </text:list>
      <text:p text:style-name="P5">Listing 2.1: static.bas </text:p>
      <text:p text:style-name="P5"/>
      <text:p text:style-name="P5"><text:tab/>Analysis: In line 1 the subroutine StaticSub is defined. A subroutine is code that is </text:p>
      <text:p text:style-name="P5">executed only when called by the subroutine name which, in this case, is StaticSub. Line3 dimensions a static variable cnt, which is incremented when the subroutine is called in </text:p>
      <text:p text:style-name="P5">line 6. Line 7 prints out the current value of cnt to the console screen. </text:p>
      <text:p text:style-name="P5"/>
      <text:p text:style-name="P5">In line 10 a working variable that will be used in the For-Next is declared. Lines <text:soft-page-break/>14through 16 define the For-Next loop which will call StaticSub 10 times. Line 18 waits for a key press and line 19 ends the program. </text:p>
      <text:p text:style-name="P5"/>
      <text:p text:style-name="P5">Running the program in FBIde, you should get the following output. </text:p>
      <text:p text:style-name="P5"/>
      <text:p text:style-name="P5">In StaticSub 1 time(s). </text:p>
      <text:p text:style-name="P5">In StaticSub 2 time(s). </text:p>
      <text:p text:style-name="P5">In StaticSub 3 time(s). </text:p>
      <text:p text:style-name="P5">In StaticSub 4 time(s). </text:p>
      <text:p text:style-name="P5">In StaticSub 5 time(s). </text:p>
      <text:p text:style-name="P5">In StaticSub 6 time(s). </text:p>
      <text:p text:style-name="P5">In StaticSub 7 time(s). </text:p>
      <text:p text:style-name="P5">In StaticSub 8 time(s). </text:p>
      <text:p text:style-name="P5">In StaticSub 9 time(s). </text:p>
      <text:p text:style-name="P5">In StaticSub 10 time(s). </text:p>
      <text:p text:style-name="P5"/>
      <text:p text:style-name="P5"/>
      <text:p text:style-name="P5">Output 2.1: Output of static.bas </text:p>
      <text:p text:style-name="P5"/>
      <text:p text:style-name="P5">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5">their values and are static by default. </text:p>
      <text:p text:style-name="P5"/>
      <text:h text:style-name="P17" text:outline-level="2">Common Variables </text:h>
      <text:p text:style-name="P5"/>
      <text:p text:style-name="P5">Variables declared as Common can be shared between multiple code modules, that is between multiple bas files in the same program. Common variables will be discussed in detail later in this book. </text:p>
      <text:p text:style-name="P5"/>
      <text:h text:style-name="P17" text:outline-level="2">Extern and Import Variables </text:h>
      <text:p text:style-name="P5"/>
      <text:p text:style-name="P5">Extern and Import are used when creating DLL's and like Common, are designed to share variables in different modules. Extern and Import will be discussed in detail in the chapter on creating DLLs with FreeBasic. </text:p>
      <text:p text:style-name="P5"/>
      <text:h text:style-name="P17" text:outline-level="2">Data Type Suffixes </text:h>
      <text:p text:style-name="P5"/>
      <text:p text:style-name="P5">You can use QuickBasic style data type suffixes in FreeBasic, although this feature was implemented mainly to support QuickBasic legacy code and is only available when compiling with the “-lang qb” or “-lang deprecated” compiler options. Table 3.2 lists the data type suffixes. </text:p>
      <text:p text:style-name="P5"/>
      <table:table table:name="Table3" table:style-name="Table3">
        <table:table-column table:style-name="Table3.A"/>
        <table:table-column table:style-name="Table3.B"/>
        <table:table-row>
          <table:table-cell table:style-name="Table3.A1" office:value-type="string">
            <text:p text:style-name="P8">Data Type</text:p>
          </table:table-cell>
          <table:table-cell table:style-name="Table3.B1" office:value-type="string">
            <text:p text:style-name="P8">Suffix</text:p>
          </table:table-cell>
        </table:table-row>
        <text:soft-page-break/>
        <table:table-row>
          <table:table-cell table:style-name="Table3.A2" office:value-type="string">
            <text:p text:style-name="P5">Byte</text:p>
          </table:table-cell>
          <table:table-cell table:style-name="Table3.B2" office:value-type="string">
            <text:p text:style-name="P5">b</text:p>
          </table:table-cell>
        </table:table-row>
        <table:table-row>
          <table:table-cell table:style-name="Table3.A2" office:value-type="string">
            <text:p text:style-name="P5">Short</text:p>
          </table:table-cell>
          <table:table-cell table:style-name="Table3.B2" office:value-type="string">
            <text:p text:style-name="P5">s</text:p>
          </table:table-cell>
        </table:table-row>
        <table:table-row>
          <table:table-cell table:style-name="Table3.A2" office:value-type="string">
            <text:p text:style-name="P5">Integer</text:p>
          </table:table-cell>
          <table:table-cell table:style-name="Table3.B2" office:value-type="string">
            <text:p text:style-name="P5">%</text:p>
          </table:table-cell>
        </table:table-row>
        <table:table-row>
          <table:table-cell table:style-name="Table3.A2" office:value-type="string">
            <text:p text:style-name="P5">Long</text:p>
          </table:table-cell>
          <table:table-cell table:style-name="Table3.B2" office:value-type="string">
            <text:p text:style-name="P8">&amp;, l</text:p>
          </table:table-cell>
        </table:table-row>
        <table:table-row>
          <table:table-cell table:style-name="Table3.A2" office:value-type="string">
            <text:p text:style-name="P5">Ulong</text:p>
          </table:table-cell>
          <table:table-cell table:style-name="Table3.B2" office:value-type="string">
            <text:p text:style-name="P5">ul</text:p>
          </table:table-cell>
        </table:table-row>
        <table:table-row>
          <table:table-cell table:style-name="Table3.A2" office:value-type="string">
            <text:p text:style-name="P5">LongInt</text:p>
          </table:table-cell>
          <table:table-cell table:style-name="Table3.B2" office:value-type="string">
            <text:p text:style-name="P5">ll</text:p>
          </table:table-cell>
        </table:table-row>
        <table:table-row>
          <table:table-cell table:style-name="Table3.A2" office:value-type="string">
            <text:p text:style-name="P5">UlongInt</text:p>
          </table:table-cell>
          <table:table-cell table:style-name="Table3.B2" office:value-type="string">
            <text:p text:style-name="P5">ull</text:p>
          </table:table-cell>
        </table:table-row>
        <table:table-row>
          <table:table-cell table:style-name="Table3.A2" office:value-type="string">
            <text:p text:style-name="P5">Single</text:p>
          </table:table-cell>
          <table:table-cell table:style-name="Table3.B2" office:value-type="string">
            <text:p text:style-name="P5">!</text:p>
          </table:table-cell>
        </table:table-row>
        <table:table-row>
          <table:table-cell table:style-name="Table3.A2" office:value-type="string">
            <text:p text:style-name="P5">Double</text:p>
          </table:table-cell>
          <table:table-cell table:style-name="Table3.B2" office:value-type="string">
            <text:p text:style-name="P5">#</text:p>
          </table:table-cell>
        </table:table-row>
        <table:table-row>
          <table:table-cell table:style-name="Table3.A2" office:value-type="string">
            <text:p text:style-name="P5">String</text:p>
          </table:table-cell>
          <table:table-cell table:style-name="Table3.B2" office:value-type="string">
            <text:p text:style-name="P5">$</text:p>
          </table:table-cell>
        </table:table-row>
      </table:table>
      <text:p text:style-name="P5"/>
      <text:p text:style-name="P5">Table 2.2: Supported Data Type Suffixes </text:p>
      <text:p text:style-name="P5"/>
      <text:p text:style-name="P5"/>
      <text:h text:style-name="P17" text:outline-level="2">Changing The Default Data Type </text:h>
      <text:p text:style-name="P5"/>
      <text:p text:style-name="P5">As already mentioned, the default data type for an undeclared variable is an integer. The default data type can be changed for a range of variables by using one of the DEF statements. Table 3.3 lists all the DEF statements available in FreeBasic. </text:p>
      <text:p text:style-name="P5"/>
      <table:table table:name="Table2" table:style-name="Table2">
        <table:table-column table:style-name="Table2.A"/>
        <table:table-column table:style-name="Table2.B"/>
        <table:table-row>
          <table:table-cell table:style-name="Table2.A1" office:value-type="string">
            <text:p text:style-name="P5">Statement </text:p>
          </table:table-cell>
          <table:table-cell table:style-name="Table2.B1" office:value-type="string">
            <text:p text:style-name="P7">Comment </text:p>
          </table:table-cell>
        </table:table-row>
        <table:table-row>
          <table:table-cell table:style-name="Table2.A2" office:value-type="string">
            <text:p text:style-name="P5">DEF BYTE a-b </text:p>
          </table:table-cell>
          <table:table-cell table:style-name="Table2.B2" office:value-type="string">
            <text:p text:style-name="P5">Sets the default data type to byte for undeclared variables starting with letter range. </text:p>
          </table:table-cell>
        </table:table-row>
        <table:table-row>
          <table:table-cell table:style-name="Table2.A2" office:value-type="string">
            <text:p text:style-name="P5">DEF DBL a-b </text:p>
          </table:table-cell>
          <table:table-cell table:style-name="Table2.B2" office:value-type="string">
            <text:p text:style-name="P5">Sets the default data type to double for undeclared variables starting with letter range. </text:p>
          </table:table-cell>
        </table:table-row>
        <table:table-row>
          <table:table-cell table:style-name="Table2.A2" office:value-type="string">
            <text:p text:style-name="P5">DEF INT a-b </text:p>
          </table:table-cell>
          <table:table-cell table:style-name="Table2.B2" office:value-type="string">
            <text:p text:style-name="P5">Sets the default data type to integer for undeclared variables starting with letter range. </text:p>
          </table:table-cell>
        </table:table-row>
        <table:table-row>
          <table:table-cell table:style-name="Table2.A2" office:value-type="string">
            <text:p text:style-name="P5">DEF LNG a-b </text:p>
          </table:table-cell>
          <table:table-cell table:style-name="Table2.B2" office:value-type="string">
            <text:p text:style-name="P5">Sets the default data type to long for undeclared variables starting with letter range. </text:p>
          </table:table-cell>
        </table:table-row>
        <table:table-row>
          <table:table-cell table:style-name="Table2.A2" office:value-type="string">
            <text:p text:style-name="P5">DEF LNGINT a-b </text:p>
          </table:table-cell>
          <table:table-cell table:style-name="Table2.B2" office:value-type="string">
            <text:p text:style-name="P5">Sets the default data type to longint for undeclared variables starting with letter range. </text:p>
          </table:table-cell>
        </table:table-row>
        <table:table-row>
          <table:table-cell table:style-name="Table2.A2" office:value-type="string">
            <text:p text:style-name="P5">DEF SHORT a-b </text:p>
          </table:table-cell>
          <table:table-cell table:style-name="Table2.B2" office:value-type="string">
            <text:p text:style-name="P5">Sets the default data type to short <text:span text:style-name="T6">for undeclared</text:span> variables starting with letter range. </text:p>
          </table:table-cell>
        </table:table-row>
        <table:table-row>
          <table:table-cell table:style-name="Table2.A2" office:value-type="string">
            <text:p text:style-name="P5">DEF SNG a-b </text:p>
          </table:table-cell>
          <table:table-cell table:style-name="Table2.B2" office:value-type="string">
            <text:p text:style-name="P5">Sets the default data type to single for undeclared variables starting with letter <text:soft-page-break/>range. </text:p>
          </table:table-cell>
        </table:table-row>
        <table:table-row>
          <table:table-cell table:style-name="Table2.A2" office:value-type="string">
            <text:p text:style-name="P5">DEF STR a-b </text:p>
          </table:table-cell>
          <table:table-cell table:style-name="Table2.B2" office:value-type="string">
            <text:p text:style-name="P5">Sets the default data type to string for undeclared variables starting with letter range. </text:p>
          </table:table-cell>
        </table:table-row>
        <table:table-row>
          <table:table-cell table:style-name="Table2.A2" office:value-type="string">
            <text:p text:style-name="P5">DEF UBYTE a-b </text:p>
          </table:table-cell>
          <table:table-cell table:style-name="Table2.B2" office:value-type="string">
            <text:p text:style-name="P5">Sets the default data type to ubyte for undeclared variables starting with letter range. </text:p>
          </table:table-cell>
        </table:table-row>
        <table:table-row>
          <table:table-cell table:style-name="Table2.A2" office:value-type="string">
            <text:p text:style-name="P5">DEF UINT a-b </text:p>
          </table:table-cell>
          <table:table-cell table:style-name="Table2.B2" office:value-type="string">
            <text:p text:style-name="P5">Sets the default data type to uinteger for undeclared variables starting with letter range. </text:p>
          </table:table-cell>
        </table:table-row>
        <table:table-row>
          <table:table-cell table:style-name="Table2.A2" office:value-type="string">
            <text:p text:style-name="P5">DEF ULNGINT a-b </text:p>
          </table:table-cell>
          <table:table-cell table:style-name="Table2.B2" office:value-type="string">
            <text:p text:style-name="P5">Sets the default data type to ulongint for undeclared variables starting with letter range. </text:p>
          </table:table-cell>
        </table:table-row>
        <table:table-row>
          <table:table-cell table:style-name="Table2.A2" office:value-type="string">
            <text:p text:style-name="P5">DEF USHORT a-b </text:p>
          </table:table-cell>
          <table:table-cell table:style-name="Table2.B2" office:value-type="string">
            <text:p text:style-name="P5">Sets the default data type to ushort for undeclared variables starting with letter range. </text:p>
          </table:table-cell>
        </table:table-row>
      </table:table>
      <text:p text:style-name="P5"/>
      <text:p text:style-name="P5">Table 2.3: FreeBasic DEF Statements </text:p>
      <text:p text:style-name="P5"/>
      <text:p text:style-name="P5"/>
      <text:p text:style-name="P5">The DEF statement will affect all variables that start with a letter in the given range. So if you add DEF DBL m-n to your program, any variable starting with m or n, will default to a double-type. All other variables that start with different numbers will default to an integer-type. A Dim statement will override any DEF statement, so if you declare an integer variable starting with m, it will be an integer, even though the DEF DBL is in effect. </text:p>
      <text:p text:style-name="P5"/>
      <text:h text:style-name="P17" text:outline-level="2">Using Different Number Formats </text:h>
      <text:p text:style-name="P5"/>
      <text:p text:style-name="P5">Besides decimal numbers, FreeBasic is able to recognize numbers in hexadecimal,</text:p>
      <text:p text:style-name="P5">binary and octal formats. Table 3.4 lists the number base and format to use. </text:p>
      <text:p text:style-name="P5"/>
      <text:p text:style-name="P5">Number Base Format </text:p>
      <text:p text:style-name="P5">Decimal myVar = 254 </text:p>
      <text:p text:style-name="P5">Hexadecimal myVar = &amp;HFE </text:p>
      <text:p text:style-name="P5">Binary myVar = &amp;B11111110 </text:p>
      <text:p text:style-name="P5">Octal myVar = &amp;O376 </text:p>
      <text:p text:style-name="P5">Exponential Numbers myVar = 243E10 </text:p>
      <text:p text:style-name="P5"/>
      <text:p text:style-name="P5">Table 2.4: Format of Number Bases </text:p>
      <text:p text:style-name="P5"/>
      <text:h text:style-name="P20" text:outline-level="3">Hexadecimal Numbers </text:h>
      <text:p text:style-name="P5"/>
      <text:p text:style-name="P5">Hexadecimal is a base 16 numbering scheme and have digits in the range of 0 to F.</text:p>
      <text:p text:style-name="P5"><text:soft-page-break/>Hexadecimal numbers are commonly used as constant values in the Windows API and <text:s/>many third party libraries as it is a compact way to represent a large value. To indicate a hexa decimal number, use the &amp;H prefix. </text:p>
      <text:p text:style-name="P5"/>
      <text:h text:style-name="P20" text:outline-level="3">Binary Numbers </text:h>
      <text:p text:style-name="P5"/>
      <text:p text:style-name="P5">Binary is a base 2 numbering scheme and have digits in the range of 0 and 1.</text:p>
      <text:p text:style-name="P5">Binary is the language of the computer. Although we can enter numbers and letters into the computer, it all must be translated into binary before the computer can understand it. To indicate a binary number, use the &amp;B prefix. </text:p>
      <text:p text:style-name="P5"/>
      <text:h text:style-name="P20" text:outline-level="3">Octal Numbers </text:h>
      <text:p text:style-name="P5"/>
      <text:p text:style-name="P5">Octal is a base eight numbering scheme and have digits in the range of 0 to 7.</text:p>
      <text:p text:style-name="P5">Octal numbers were very popular in early computer systems, but aren’t used much today except in some specialized applications. To indicate an octal number, use the &amp;O prefix. </text:p>
      <text:p text:style-name="P5"/>
      <text:h text:style-name="P20" text:outline-level="3">Exponential Numbers </text:h>
      <text:p text:style-name="P5"/>
      <text:p text:style-name="P5">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17" text:outline-level="2">Which Data Type To Use? </text:h>
      <text:p text:style-name="P5"/>
      <text:p text:style-name="P5">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5"/>
      <text:p text:style-name="P5">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5">and does so more efficiently, even though you are “wasting” 3 bytes of memory by using an integer for an ASCII code. </text:p>
      <text:p text:style-name="P5"/>
      <text:p text:style-name="P5">In most cases an integer is a good general-purpose choice for integer data. The range is quite large, it handles both negative and positive numbers and you benefit from using <text:soft-page-break/>the computer’s natural data type. For floating point data, a double is a good choice since, like the integer, it has a good range of values and better precision than a single.</text:p>
      <text:p text:style-name="P5">For large integer data you should use a uinteger for positive data or a longint for large negative and positive numbers. These are only suggestions; what data type you end up using will be dictated by the needs of your program. </text:p>
      <text:p text:style-name="P5"/>
      <text:p text:style-name="P5">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5"/>
      <text:h text:style-name="P17" text:outline-level="2">Option Explicit </text:h>
      <text:p text:style-name="P5"/>
      <text:p text:style-name="P5">You may notice when looking at other people's source code, the compiler directive Option Explicit has been used at the top of each program. A compiler directive is code that instructs the compiler to do something. In the case of Option Explicit, it instructs the compiler to make sure that any variable being used has been properly Dim’ed. Although you can write a program without using Option Explicit and explicitly Dim’ing each variable, you run the risk of introducing nasty, hard-to-find bugs as the following short program illustrates. </text:p>
      <text:p text:style-name="P5"/>
      <text:list xml:id="list685256572" text:style-name="L5">
        <text:list-item>
          <text:p text:style-name="P16"><text:s text:c="3"/>Dim myInteger as Integer </text:p>
        </text:list-item>
        <text:list-item>
          <text:p text:style-name="P16"><text:s text:c="3"/>'set myInteger to a value </text:p>
        </text:list-item>
        <text:list-item>
          <text:p text:style-name="P16"><text:s text:c="3"/>myInteger = 5 </text:p>
        </text:list-item>
        <text:list-item>
          <text:p text:style-name="P16"><text:s text:c="3"/>'Oops we mispelled the variable name </text:p>
        </text:list-item>
        <text:list-item>
          <text:p text:style-name="P16"><text:s text:c="3"/>Print "The output of myInteger is";myIntger </text:p>
        </text:list-item>
        <text:list-item>
          <text:p text:style-name="P16"><text:s text:c="3"/>'wait for a key press </text:p>
        </text:list-item>
        <text:list-item>
          <text:p text:style-name="P16"><text:s text:c="3"/>Sleep </text:p>
        </text:list-item>
        <text:list-item>
          <text:p text:style-name="P16"><text:s text:c="3"/>End </text:p>
        </text:list-item>
      </text:list>
      <text:p text:style-name="P5"/>
      <text:p text:style-name="P5"/>
      <text:p text:style-name="P5">Listing 2.2: nooptionexplicit.bas </text:p>
      <text:p text:style-name="P5"/>
      <text:list xml:id="list629204840" text:style-name="Numbering_20_1">
        <text:list-header>
          <text:p text:style-name="Numbering_20_1"><text:tab/>Analysis: In line 1 myInteger is being declared to the compiler. The compiler will use this declaration to allocate space for the variable. In line 3 the variable is being initialized to a value, in this case 3. The Print statement in line 5 will print out the result to the console screen. Sleep, listed in line 7, will wait for a key press and the End keyword in line 8 will end the program. The End statement isn't mandatory at the end of a program but should be used especially if you want to return an exit code to the operating <text:span text:style-name="T3">system. </text:span></text:p>
        </text:list-header>
      </text:list>
      <text:p text:style-name="P5"/>
      <text:p text:style-name="P5">After typing this program into FBIde and running the program, you should see the following output. </text:p>
      <text:p text:style-name="P5"/>
      <text:p text:style-name="output">The output of myInteger is 0 </text:p>
      <text:p text:style-name="P5"/>
      <text:p text:style-name="P5"/>
      <text:h text:style-name="Heading_20_5" text:outline-level="5"><text:soft-page-break/>Output 2.2: nooptionexplicit.bas </text:h>
      <text:p text:style-name="P5"/>
      <text:p text:style-name="P5">The output should be 5, but as you can see, the result isn’t what was expected or wanted. Since Option Explicit wasn’t used in the program, the compiler created a new variable when it encountered the misspelled variable name, myIntger, in the print statement. If this was large and complicated program, you can see how difficult it would be to track this error down and fix it. </text:p>
      <text:p text:style-name="P5"/>
      <text:p text:style-name="P5">Now, add Option Explicit at the top of the program and run it again. You should seethe following error message in the results pane of FBIde. </text:p>
      <text:p text:style-name="P5"/>
      <text:p text:style-name="output">Variable not declared, found: 'myIntger' </text:p>
      <text:p text:style-name="output"/>
      <text:p text:style-name="output"/>
      <text:p text:style-name="output">Print "The output of myInteger is";myIntger</text:p>
      <text:p text:style-name="output"/>
      <text:p text:style-name="output"/>
      <text:p text:style-name="output"><text:s/>^ </text:p>
      <text:p text:style-name="output"/>
      <text:p text:style-name="P5"/>
      <text:p text:style-name="P5">Output 2.3: Modified nooptionexplicit.bas </text:p>
      <text:p text:style-name="P5"/>
      <text:p text:style-name="P5">Here the compiler detected the misspelled variable name and informed us of the problem. You should always use Option Explicit in your programs. A few seconds of extra typing will save you hours of frustration. </text:p>
      <text:p text:style-name="P5"/>
      <text:h text:style-name="P17" text:outline-level="2">A Note about Option Explicit </text:h>
      <text:p text:style-name="P5"/>
      <text:p text:style-name="P5">Recent versions of the FreeBASIC compiler do not allow OPTION commands including OPTION EXPLICIT. From now on OPTION EXPLICIT is implied and your programs will behave as if you used OPTION EXPLICIT. It is a good rule of thumb to always implicitly declare your variables, so get in the habit now. To compile a source file that uses OPTION EXPLICIT, either use “-lang deprecated” or remove the OPTION EXPLICIT line from the source file. </text:p>
      <text:p text:style-name="P5"/>
      <text:h text:style-name="P18" text:outline-level="2"/>
      <text:p text:style-name="P1"/>
      <text:h text:style-name="P17" text:outline-level="2">Exercises </text:h>
      <text:p text:style-name="P5"/>
      <text:p text:style-name="P5">1) What data type would be the best to store the number 196? </text:p>
      <text:p text:style-name="P5">2) What data type would be the best to store the number 2.134? </text:p>
      <text:p text:style-name="P5">3) What data type is the best for general usage on 32-bit systems? </text:p>
      <text:p text:style-name="P5">4) What is the difference between signed and unsigned data types? </text:p>
      <text:p text:style-name="P5">5) What prefix would you use to designate a binary number? </text:p>
      <text:p text:style-name="P5">6) What prefix would you use to designate a hexadecimal number? </text:p>
      <text:p text:style-name="P5">7) What Alphabetic letters are allowed in a hexadecimal number? </text:p>
      <text:p text:style-name="P5">8) What would the hexadecimal number 1AF be in decimal form?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left="0.5in" fo:margin-right="0in" fo:margin-top="0in" fo:margin-bottom="0in" loext:contextual-spacing="false" fo:text-indent="0in" style:auto-text-indent="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9-02-02T11:00:12.780310925</dc:date>
    <meta:editing-duration>PT2H2M29S</meta:editing-duration>
    <meta:editing-cycles>8</meta:editing-cycles>
    <meta:generator>LibreOffice/6.0.7.3$Linux_X86_64 LibreOffice_project/00m0$Build-3</meta:generator>
    <meta:document-statistic meta:table-count="4" meta:image-count="0" meta:object-count="0" meta:page-count="11" meta:paragraph-count="247" meta:word-count="3296" meta:character-count="19077" meta:non-whitespace-character-count="15843"/>
    <meta:template xlink:type="simple" xlink:actuate="onRequest" xlink:title="" xlink:href="../fbeginnerm.odm" meta:date="2018-09-10T08:52:56.016000000"/>
  </office:meta>
</office:document-meta>
</file>